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olumn" style:name="co0">
      <style:table-column-properties style:column-width="22.669999999999998mm"/>
    </style:style>
    <style:style style:family="table-row" style:name="ro0">
      <style:table-row-properties style:row-height="4.53mm"/>
    </style:style>
  </office:automatic-styles>
  <office:body>
    <office:spreadsheet>
      <table:table table:name="Sheet1">
        <table:table-column table:style-name="co0"/>
        <table:table-row table:style-name="ro0">
          <table:table-cell/>
        </table:table-row>
      </table:table>
      <table:table table:name="Sheet2">
        <table:table-column table:style-name="co0"/>
        <table:table-row table:style-name="ro0">
          <table:table-cell/>
        </table:table-row>
      </table:table>
      <table:table table:name="Sheet3">
        <table:table-column table:style-name="co0"/>
        <table:table-row table:style-name="ro0">
          <table:table-cell/>
        </table:table-row>
      </table:table>
      <table:table table:name="FileInfo">
        <table:table-column/>
        <table:table-column/>
        <table:table-column/>
        <table:table-row>
          <table:table-cell>
            <text:p>Dateiname</text:p>
          </table:table-cell>
          <table:table-cell>
            <text:p>Pfad</text:p>
          </table:table-cell>
          <table:table-cell>
            <text:p>Hashwert</text:p>
          </table:table-cell>
        </table:table-row>
        <table:table-row>
          <table:table-cell>
            <text:p>.gitignore</text:p>
          </table:table-cell>
          <table:table-cell>
            <text:p>C:\Users\BT\IdeaProjects\FileHarvester\.idea\.gitignore</text:p>
          </table:table-cell>
          <table:table-cell>
            <text:p>48ef91b5b733367edbf27494a0db60f8</text:p>
          </table:table-cell>
        </table:table-row>
        <table:table-row>
          <table:table-cell>
            <text:p>codeStyleConfig.xml</text:p>
          </table:table-cell>
          <table:table-cell>
            <text:p>C:\Users\BT\IdeaProjects\FileHarvester\.idea\codeStyles\codeStyleConfig.xml</text:p>
          </table:table-cell>
          <table:table-cell>
            <text:p>b441904e847baa93d275d51d42293128</text:p>
          </table:table-cell>
        </table:table-row>
        <table:table-row>
          <table:table-cell>
            <text:p>compiler.xml</text:p>
          </table:table-cell>
          <table:table-cell>
            <text:p>C:\Users\BT\IdeaProjects\FileHarvester\.idea\compiler.xml</text:p>
          </table:table-cell>
          <table:table-cell>
            <text:p>986bb8f60053064a0b21a31d18fa1874</text:p>
          </table:table-cell>
        </table:table-row>
        <table:table-row>
          <table:table-cell>
            <text:p>jarRepositories.xml</text:p>
          </table:table-cell>
          <table:table-cell>
            <text:p>C:\Users\BT\IdeaProjects\FileHarvester\.idea\jarRepositories.xml</text:p>
          </table:table-cell>
          <table:table-cell>
            <text:p>31ee474356241681cdf93d1ba124d33b</text:p>
          </table:table-cell>
        </table:table-row>
        <table:table-row>
          <table:table-cell>
            <text:p>misc.xml</text:p>
          </table:table-cell>
          <table:table-cell>
            <text:p>C:\Users\BT\IdeaProjects\FileHarvester\.idea\misc.xml</text:p>
          </table:table-cell>
          <table:table-cell>
            <text:p>a860279217377401129c3c1ac17ce7d1</text:p>
          </table:table-cell>
        </table:table-row>
        <table:table-row>
          <table:table-cell>
            <text:p>runConfigurations.xml</text:p>
          </table:table-cell>
          <table:table-cell>
            <text:p>C:\Users\BT\IdeaProjects\FileHarvester\.idea\runConfigurations.xml</text:p>
          </table:table-cell>
          <table:table-cell>
            <text:p>2fc3380134e865b7a5b714aad6fe21e5</text:p>
          </table:table-cell>
        </table:table-row>
        <table:table-row>
          <table:table-cell>
            <text:p>uiDesigner.xml</text:p>
          </table:table-cell>
          <table:table-cell>
            <text:p>C:\Users\BT\IdeaProjects\FileHarvester\.idea\uiDesigner.xml</text:p>
          </table:table-cell>
          <table:table-cell>
            <text:p>354fa3ef4cffbe5249caa826595a4f68</text:p>
          </table:table-cell>
        </table:table-row>
        <table:table-row>
          <table:table-cell>
            <text:p>workspace.xml</text:p>
          </table:table-cell>
          <table:table-cell>
            <text:p>C:\Users\BT\IdeaProjects\FileHarvester\.idea\workspace.xml</text:p>
          </table:table-cell>
          <table:table-cell>
            <text:p>bbe7a892c6312b53ef4fddda3b7753c4</text:p>
          </table:table-cell>
        </table:table-row>
        <table:table-row>
          <table:table-cell>
            <text:p>FileInfo.ods</text:p>
          </table:table-cell>
          <table:table-cell>
            <text:p>C:\Users\BT\IdeaProjects\FileHarvester\FileInfo.ods</text:p>
          </table:table-cell>
          <table:table-cell>
            <text:p>b494aa7aecc8ce4f8403ccc8a4444f09</text:p>
          </table:table-cell>
        </table:table-row>
        <table:table-row>
          <table:table-cell>
            <text:p>pom.xml</text:p>
          </table:table-cell>
          <table:table-cell>
            <text:p>C:\Users\BT\IdeaProjects\FileHarvester\pom.xml</text:p>
          </table:table-cell>
          <table:table-cell>
            <text:p>0d4b5519d0716693861b26635b8b55ab</text:p>
          </table:table-cell>
        </table:table-row>
        <table:table-row>
          <table:table-cell>
            <text:p>FileComparison.java</text:p>
          </table:table-cell>
          <table:table-cell>
            <text:p>C:\Users\BT\IdeaProjects\FileHarvester\src\main\java\FileHarvester\FileComparison.java</text:p>
          </table:table-cell>
          <table:table-cell>
            <text:p>7739cf2ded69184128d798d720032d18</text:p>
          </table:table-cell>
        </table:table-row>
        <table:table-row>
          <table:table-cell>
            <text:p>FileHarvester.java</text:p>
          </table:table-cell>
          <table:table-cell>
            <text:p>C:\Users\BT\IdeaProjects\FileHarvester\src\main\java\FileHarvester\FileHarvester.java</text:p>
          </table:table-cell>
          <table:table-cell>
            <text:p>a5d3a60cace8003e6c9d8b0c21d7df6f</text:p>
          </table:table-cell>
        </table:table-row>
        <table:table-row>
          <table:table-cell>
            <text:p>FileInfo.java</text:p>
          </table:table-cell>
          <table:table-cell>
            <text:p>C:\Users\BT\IdeaProjects\FileHarvester\src\main\java\FileHarvester\FileInfo.java</text:p>
          </table:table-cell>
          <table:table-cell>
            <text:p>d6c5f2a3819ff1997a33761f72ddec96</text:p>
          </table:table-cell>
        </table:table-row>
        <table:table-row>
          <table:table-cell>
            <text:p>Main.java</text:p>
          </table:table-cell>
          <table:table-cell>
            <text:p>C:\Users\BT\IdeaProjects\FileHarvester\src\main\java\FileHarvester\Main.java</text:p>
          </table:table-cell>
          <table:table-cell>
            <text:p>7a01baec2d99986899bb0f2846fdccb2</text:p>
          </table:table-cell>
        </table:table-row>
        <table:table-row>
          <table:table-cell>
            <text:p>OOFileManipulator.java</text:p>
          </table:table-cell>
          <table:table-cell>
            <text:p>C:\Users\BT\IdeaProjects\FileHarvester\src\main\java\FileHarvester\OOFileManipulator.java</text:p>
          </table:table-cell>
          <table:table-cell>
            <text:p>77928ce736b55dc46f639c8984cea5e6</text:p>
          </table:table-cell>
        </table:table-row>
        <table:table-row>
          <table:table-cell>
            <text:p>QuickHasher.java</text:p>
          </table:table-cell>
          <table:table-cell>
            <text:p>C:\Users\BT\IdeaProjects\FileHarvester\src\main\java\FileHarvester\QuickHasher.java</text:p>
          </table:table-cell>
          <table:table-cell>
            <text:p>cfb1aa601e202de1a904419140a2b3c0</text:p>
          </table:table-cell>
        </table:table-row>
        <table:table-row>
          <table:table-cell>
            <text:p>FileComparison.class</text:p>
          </table:table-cell>
          <table:table-cell>
            <text:p>C:\Users\BT\IdeaProjects\FileHarvester\target\classes\FileHarvester\FileComparison.class</text:p>
          </table:table-cell>
          <table:table-cell>
            <text:p>7e2ec71547620d68411a0c4593ad8bb0</text:p>
          </table:table-cell>
        </table:table-row>
        <table:table-row>
          <table:table-cell>
            <text:p>FileHarvester.class</text:p>
          </table:table-cell>
          <table:table-cell>
            <text:p>C:\Users\BT\IdeaProjects\FileHarvester\target\classes\FileHarvester\FileHarvester.class</text:p>
          </table:table-cell>
          <table:table-cell>
            <text:p>f1b7204165f123f8590097ae90d841e8</text:p>
          </table:table-cell>
        </table:table-row>
        <table:table-row>
          <table:table-cell>
            <text:p>FileInfo.class</text:p>
          </table:table-cell>
          <table:table-cell>
            <text:p>C:\Users\BT\IdeaProjects\FileHarvester\target\classes\FileHarvester\FileInfo.class</text:p>
          </table:table-cell>
          <table:table-cell>
            <text:p>97027595c016d44d572e288e197bdd56</text:p>
          </table:table-cell>
        </table:table-row>
        <table:table-row>
          <table:table-cell>
            <text:p>Main.class</text:p>
          </table:table-cell>
          <table:table-cell>
            <text:p>C:\Users\BT\IdeaProjects\FileHarvester\target\classes\FileHarvester\Main.class</text:p>
          </table:table-cell>
          <table:table-cell>
            <text:p>1a05daaaf9e556ab6f16a8ffa6685351</text:p>
          </table:table-cell>
        </table:table-row>
        <table:table-row>
          <table:table-cell>
            <text:p>OOFileManipulator.class</text:p>
          </table:table-cell>
          <table:table-cell>
            <text:p>C:\Users\BT\IdeaProjects\FileHarvester\target\classes\FileHarvester\OOFileManipulator.class</text:p>
          </table:table-cell>
          <table:table-cell>
            <text:p>5e54f1668fc4269fd8d98f386f8c27ca</text:p>
          </table:table-cell>
        </table:table-row>
        <table:table-row>
          <table:table-cell>
            <text:p>QuickHasher.class</text:p>
          </table:table-cell>
          <table:table-cell>
            <text:p>C:\Users\BT\IdeaProjects\FileHarvester\target\classes\FileHarvester\QuickHasher.class</text:p>
          </table:table-cell>
          <table:table-cell>
            <text:p>5f16d41d80b5b752d16eae69e7a28783</text:p>
          </table:table-cell>
        </table:table-row>
      </table:table>
    </office:spreadsheet>
  </office:body>
</office:document-content>
</file>